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24pt" fo:language="ru" fo:country="RU" fo:font-weight="bold" officeooo:rsid="00010410" officeooo:paragraph-rsid="00010410" style:font-size-asian="21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есь будет мое резю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2-04T20:22:51.071000000</dc:date>
    <meta:editing-duration>PT1M5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</office:meta>
</office:document-meta>
</file>